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28cm"/>
    </style:style>
    <style:style style:name="Table1.B" style:family="table-column">
      <style:table-column-properties style:column-width="12.7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352cm"/>
    </style:style>
    <style:style style:name="Table2.B" style:family="table-column">
      <style:table-column-properties style:column-width="12.64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182cm"/>
    </style:style>
    <style:style style:name="Table3.B" style:family="table-column">
      <style:table-column-properties style:column-width="12.81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5.006cm"/>
    </style:style>
    <style:style style:name="Table4.B" style:family="table-column">
      <style:table-column-properties style:column-width="11.99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1"/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Preformatted_20_Text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Preformatted_20_Text" style:list-style-name="L3">
      <style:paragraph-properties fo:margin-top="0cm" fo:margin-bottom="0.499cm" style:contextual-spacing="false"/>
    </style:style>
    <style:style style:name="P11" style:family="paragraph" style:parent-style-name="Preformatted_20_Text" style:list-style-name="L3"/>
    <style:style style:name="P12" style:family="paragraph" style:parent-style-name="Text_20_body">
      <style:text-properties officeooo:paragraph-rsid="001c9e5f" fo:background-color="#ff0000"/>
    </style:style>
    <style:style style:name="P13" style:family="paragraph" style:parent-style-name="Heading_20_3">
      <style:text-properties officeooo:paragraph-rsid="001c9e5f" fo:background-color="#ff000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 style:list-style-name="L4"/>
    <style:style style:name="P16" style:family="paragraph" style:parent-style-name="Preformatted_20_Text" style:list-style-name="L4">
      <style:paragraph-properties fo:margin-top="0cm" fo:margin-bottom="0.499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Preformatted_20_Text" style:list-style-name="L6">
      <style:paragraph-properties fo:margin-top="0cm" fo:margin-bottom="0.499cm" style:contextual-spacing="false"/>
    </style:style>
    <style:style style:name="P21" style:family="paragraph" style:parent-style-name="Preformatted_20_Text" style:list-style-name="L6"/>
    <style:style style:name="P22" style:family="paragraph" style:parent-style-name="Preformatted_20_Text" style:list-style-name="L6">
      <style:paragraph-properties fo:margin-top="0cm" fo:margin-bottom="0.499cm" style:contextual-spacing="false"/>
      <style:text-properties officeooo:paragraph-rsid="001e88e1"/>
    </style:style>
    <style:style style:name="P23" style:family="paragraph" style:parent-style-name="Text_20_body" style:list-style-name="L7"/>
    <style:style style:name="P24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 style:list-style-name="L7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Preformatted_20_Text" style:list-style-name="L7"/>
    <style:style style:name="P29" style:family="paragraph" style:parent-style-name="Text_20_body" style:list-style-name="L7">
      <style:text-properties fo:color="#127622" loext:opacity="100%"/>
    </style:style>
    <style:style style:name="P30" style:family="paragraph" style:parent-style-name="Text_20_body" style:list-style-name="L8"/>
    <style:style style:name="P31" style:family="paragraph" style:parent-style-name="Preformatted_20_Text" style:list-style-name="L8"/>
    <style:style style:name="P32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33" style:family="paragraph" style:parent-style-name="Preformatted_20_Text" style:list-style-name="L8">
      <style:paragraph-properties style:writing-mode="lr-tb"/>
    </style:style>
    <style:style style:name="P3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35" style:family="paragraph" style:parent-style-name="Text_20_body" style:list-style-name="L9"/>
    <style:style style:name="P36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7" style:family="paragraph" style:parent-style-name="Preformatted_20_Text" style:list-style-name="L9">
      <style:paragraph-properties fo:margin-left="0cm" fo:margin-right="0cm" fo:text-indent="0cm" style:auto-text-indent="false" style:writing-mode="lr-tb"/>
    </style:style>
    <style:style style:name="P38" style:family="paragraph" style:parent-style-name="Preformatted_20_Text" style:list-style-name="L9">
      <style:paragraph-properties style:writing-mode="lr-tb"/>
    </style:style>
    <style:style style:name="P39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40" style:family="paragraph" style:parent-style-name="Text_20_body" style:list-style-name="L9">
      <style:paragraph-properties fo:margin-top="0cm" fo:margin-bottom="0cm" style:contextual-spacing="false"/>
    </style:style>
    <style:style style:name="P41" style:family="paragraph" style:parent-style-name="Text_20_body" style:list-style-name="L10"/>
    <style:style style:name="P42" style:family="paragraph" style:parent-style-name="Preformatted_20_Text" style:list-style-name="L10">
      <style:paragraph-properties fo:margin-top="0cm" fo:margin-bottom="0.499cm" style:contextual-spacing="false"/>
    </style:style>
    <style:style style:name="P43" style:family="paragraph" style:parent-style-name="Preformatted_20_Text" style:list-style-name="L10"/>
    <style:style style:name="P44" style:family="paragraph" style:parent-style-name="Heading_20_3">
      <style:text-properties officeooo:paragraph-rsid="002c0c3d"/>
    </style:style>
    <style:style style:name="P45" style:family="paragraph" style:parent-style-name="Heading_20_4">
      <style:text-properties officeooo:paragraph-rsid="002c0c3d"/>
    </style:style>
    <style:style style:name="P46" style:family="paragraph" style:parent-style-name="Text_20_body">
      <style:text-properties officeooo:paragraph-rsid="002c0c3d"/>
    </style:style>
    <style:style style:name="P47" style:family="paragraph" style:parent-style-name="Text_20_body" style:list-style-name="L11">
      <style:text-properties officeooo:paragraph-rsid="002c0c3d"/>
    </style:style>
    <style:style style:name="P48" style:family="paragraph" style:parent-style-name="Preformatted_20_Text" style:list-style-name="L11">
      <style:paragraph-properties fo:margin-left="0cm" fo:margin-right="0cm" fo:text-indent="0cm" style:auto-text-indent="false" style:writing-mode="lr-tb"/>
      <style:text-properties officeooo:paragraph-rsid="002c0c3d"/>
    </style:style>
    <style:style style:name="P49" style:family="paragraph" style:parent-style-name="Preformatted_20_Text" style:list-style-name="L11">
      <style:paragraph-properties fo:margin-top="0cm" fo:margin-bottom="0.499cm" style:contextual-spacing="false" style:writing-mode="lr-tb"/>
      <style:text-properties officeooo:paragraph-rsid="002c0c3d"/>
    </style:style>
    <style:style style:name="P50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2c0c3d"/>
    </style:style>
    <style:style style:name="P51" style:family="paragraph" style:parent-style-name="Text_20_body" style:list-style-name="L11">
      <style:paragraph-properties fo:margin-top="0cm" fo:margin-bottom="0cm" style:contextual-spacing="false"/>
      <style:text-properties officeooo:paragraph-rsid="002c0c3d"/>
    </style:style>
    <style:style style:name="P52" style:family="paragraph" style:parent-style-name="Text_20_body" style:list-style-name="L12">
      <style:paragraph-properties fo:margin-top="0cm" fo:margin-bottom="0cm" style:contextual-spacing="false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Preformatted_20_Text" style:list-style-name="L13"/>
    <style:style style:name="P56" style:family="paragraph" style:parent-style-name="Preformatted_20_Text" style:list-style-name="L13">
      <style:paragraph-properties fo:margin-top="0cm" fo:margin-bottom="0.499cm" style:contextual-spacing="false"/>
    </style:style>
    <style:style style:name="P57" style:family="paragraph" style:parent-style-name="Text_20_body" style:list-style-name="L14"/>
    <style:style style:name="P58" style:family="paragraph" style:parent-style-name="Preformatted_20_Text" style:list-style-name="L14"/>
    <style:style style:name="P59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0" style:family="paragraph" style:parent-style-name="Preformatted_20_Text" style:list-style-name="L14">
      <style:paragraph-properties fo:margin-left="0cm" fo:margin-right="0cm" fo:text-indent="0cm" style:auto-text-indent="false" style:writing-mode="lr-tb"/>
    </style:style>
    <style:style style:name="P61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62" style:family="paragraph" style:parent-style-name="Text_20_body" style:list-style-name="L14">
      <style:paragraph-properties fo:margin-top="0cm" fo:margin-bottom="0cm" style:contextual-spacing="false"/>
    </style:style>
    <style:style style:name="P63" style:family="paragraph" style:parent-style-name="Preformatted_20_Text" style:list-style-name="L14">
      <style:paragraph-properties style:writing-mode="lr-tb"/>
    </style:style>
    <style:style style:name="P64" style:family="paragraph" style:parent-style-name="Text_20_body" style:list-style-name="L15"/>
    <style:style style:name="P65" style:family="paragraph" style:parent-style-name="Preformatted_20_Text" style:list-style-name="L15"/>
    <style:style style:name="P66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7" style:family="paragraph" style:parent-style-name="Preformatted_20_Text" style:list-style-name="L15">
      <style:paragraph-properties fo:margin-left="0cm" fo:margin-right="0cm" fo:text-indent="0cm" style:auto-text-indent="false" style:writing-mode="lr-tb"/>
    </style:style>
    <style:style style:name="P68" style:family="paragraph" style:parent-style-name="Preformatted_20_Text" style:list-style-name="L15">
      <style:paragraph-properties style:writing-mode="lr-tb"/>
    </style:style>
    <style:style style:name="P69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70" style:family="paragraph" style:parent-style-name="Text_20_body" style:list-style-name="L15">
      <style:paragraph-properties fo:margin-top="0cm" fo:margin-bottom="0cm" style:contextual-spacing="false"/>
    </style:style>
    <style:style style:name="P71" style:family="paragraph" style:parent-style-name="Text_20_body" style:list-style-name="L16"/>
    <style:style style:name="P72" style:family="paragraph" style:parent-style-name="Preformatted_20_Text" style:list-style-name="L16"/>
    <style:style style:name="P73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4" style:family="paragraph" style:parent-style-name="Text_20_body" style:list-style-name="L17"/>
    <style:style style:name="P75" style:family="paragraph" style:parent-style-name="Preformatted_20_Text" style:list-style-name="L17"/>
    <style:style style:name="P76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7" style:family="paragraph" style:parent-style-name="Preformatted_20_Text" style:list-style-name="L17">
      <style:paragraph-properties fo:margin-left="0cm" fo:margin-right="0cm" fo:text-indent="0cm" style:auto-text-indent="false" style:writing-mode="lr-tb"/>
    </style:style>
    <style:style style:name="P78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79" style:family="paragraph" style:parent-style-name="Text_20_body" style:list-style-name="L17">
      <style:paragraph-properties fo:margin-top="0cm" fo:margin-bottom="0cm" style:contextual-spacing="false"/>
    </style:style>
    <style:style style:name="P80" style:family="paragraph" style:parent-style-name="Text_20_body" style:list-style-name="L18"/>
    <style:style style:name="P81" style:family="paragraph" style:parent-style-name="Preformatted_20_Text" style:list-style-name="L18"/>
    <style:style style:name="P82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3" style:family="paragraph" style:parent-style-name="Preformatted_20_Text" style:list-style-name="L18">
      <style:paragraph-properties fo:margin-left="0cm" fo:margin-right="0cm" fo:text-indent="0cm" style:auto-text-indent="false" style:writing-mode="lr-tb"/>
    </style:style>
    <style:style style:name="P84" style:family="paragraph" style:parent-style-name="Preformatted_20_Text" style:list-style-name="L18">
      <style:paragraph-properties style:writing-mode="lr-tb"/>
    </style:style>
    <style:style style:name="P85" style:family="paragraph" style:parent-style-name="Preformatted_20_Text" style:list-style-name="L18">
      <style:paragraph-properties fo:margin-top="0cm" fo:margin-bottom="0.499cm" style:contextual-spacing="false" style:writing-mode="lr-tb"/>
    </style:style>
    <style:style style:name="P86" style:family="paragraph" style:parent-style-name="Text_20_body" style:list-style-name="L18">
      <style:paragraph-properties fo:margin-top="0cm" fo:margin-bottom="0cm" style:contextual-spacing="false"/>
    </style:style>
    <style:style style:name="P87" style:family="paragraph" style:parent-style-name="Text_20_body" style:list-style-name="L19"/>
    <style:style style:name="P88" style:family="paragraph" style:parent-style-name="Preformatted_20_Text" style:list-style-name="L19"/>
    <style:style style:name="P89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0" style:family="paragraph" style:parent-style-name="Preformatted_20_Text" style:list-style-name="L19">
      <style:paragraph-properties fo:margin-left="0cm" fo:margin-right="0cm" fo:text-indent="0cm" style:auto-text-indent="false" style:writing-mode="lr-tb"/>
    </style:style>
    <style:style style:name="P91" style:family="paragraph" style:parent-style-name="Preformatted_20_Text" style:list-style-name="L19">
      <style:paragraph-properties style:writing-mode="lr-tb"/>
    </style:style>
    <style:style style:name="P92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93" style:family="paragraph" style:parent-style-name="Text_20_body" style:list-style-name="L19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77b09"/>
    </style:style>
    <style:style style:name="T3" style:family="text">
      <style:text-properties fo:color="#127622" loext:opacity="100%" officeooo:rsid="001cfd68"/>
    </style:style>
    <style:style style:name="T4" style:family="text">
      <style:text-properties fo:color="#127622" loext:opacity="100%"/>
    </style:style>
    <style:style style:name="T5" style:family="text">
      <style:text-properties officeooo:rsid="001e88e1"/>
    </style:style>
    <style:style style:name="T6" style:family="text">
      <style:text-properties fo:color="#ff0000" loext:opacity="100%"/>
    </style:style>
    <style:style style:name="T7" style:family="text">
      <style:text-properties fo:color="#069a2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3" text:outline-level="3"><text:span text:style-name="Strong_20_Emphasis"><text:span text:style-name="T1">1. Troubleshooting: Pod Stuck in Pending State</text:span></text:span></text:h>
      <text:p text:style-name="Text_20_body">When a Pod is stuck in the <text:span text:style-name="Strong_20_Emphasis">Pending</text:span> state, it means the Kubernetes scheduler cannot assign it to a node due to unmet requirements or insufficient resources.</text:p>
      <text:h text:style-name="Heading_20_4" text:outline-level="4"><text:span text:style-name="Strong_20_Emphasis">Steps to Troubleshoot</text:span></text:h>
      <text:list text:style-name="L1">
        <text:list-item>
          <text:p text:style-name="P1"><text:span text:style-name="Strong_20_Emphasis">Check Pod Status</text:span></text:p>
          <text:p text:style-name="P2"><text:span text:style-name="Source_20_Text">kubectl get pods</text:span></text:p>
          <text:p text:style-name="P1"><text:span text:style-name="Strong_20_Emphasis">Output:</text:span></text:p>
          <text:p text:style-name="P3"><text:span text:style-name="Source_20_Text">NAME <text:s text:c="10"/>READY <text:s text:c="2"/>STATUS <text:s text:c="3"/>RESTARTS <text:s text:c="2"/>AGE</text:span></text:p>
          <text:p text:style-name="P2"><text:span text:style-name="Source_20_Text">my-pod <text:s text:c="8"/>0/1 <text:s text:c="4"/>Pending <text:s text:c="2"/>0 <text:s text:c="9"/>5m</text:span></text:p>
        </text:list-item>
        <text:list-item>
          <text:p text:style-name="P1"><text:span text:style-name="Strong_20_Emphasis">Describe the Pod</text:span></text:p>
          <text:p text:style-name="P2"><text:span text:style-name="Source_20_Text">kubectl describe pod my-pod</text:span></text:p>
          <text:p text:style-name="P1"><text:span text:style-name="Strong_20_Emphasis">Output:</text:span></text:p>
          <text:p text:style-name="P3"><text:span text:style-name="Source_20_Text">Events:</text:span></text:p>
          <text:p text:style-name="P2"><text:span text:style-name="Source_20_Text"><text:s text:c="2"/>Warning <text:s/>FailedScheduling <text:s text:c="2"/>5m <text:s text:c="2"/>default-scheduler <text:s/>0/3 nodes are available: 2 Insufficient CPU, 1 node(s) had taint.</text:span></text:p>
        </text:list-item>
        <text:list-item>
          <text:p text:style-name="P1"><text:span text:style-name="Strong_20_Emphasis">Check Node Resource Usage</text:span></text:p>
          <text:p text:style-name="P2"><text:span text:style-name="Source_20_Text">kubectl top nodes</text:span></text:p>
          <text:p text:style-name="P1"><text:span text:style-name="Strong_20_Emphasis">Output:</text:span></text:p>
          <text:p text:style-name="P3"><text:span text:style-name="Source_20_Text">NAME <text:s text:c="5"/>CPU(cores) <text:s text:c="2"/>CPU% <text:s text:c="2"/>MEMORY(bytes) <text:s text:c="2"/>MEMORY%</text:span></text:p>
          <text:p text:style-name="P2"><text:span text:style-name="Source_20_Text">node1 <text:s text:c="4"/>1900m <text:s text:c="7"/>95% <text:s text:c="3"/>7000Mi <text:s text:c="9"/>87%</text:span></text:p>
        </text:list-item>
      </text:list>
      <text:p text:style-name="Horizontal_20_Line"/>
      <text:h text:style-name="Heading_20_3" text:outline-level="3"><text:span text:style-name="Strong_20_Emphasis">2. Causes and Fixes for Pending Stat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use</text:p>
            </table:table-cell>
            <table:table-cell table:style-name="Table1.A1" office:value-type="string">
              <text:p text:style-name="Table_20_Heading">Fix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sufficient Resources</text:span></text:p>
          </table:table-cell>
          <table:table-cell table:style-name="Table1.A1" office:value-type="string">
            <text:p text:style-name="Table_20_Contents">- Scale the cluster or optimize resource requests in Pod manifests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- Example resource tuning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yaml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resources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requests<text:span text:style-name="T2">khdfhkfjktt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cpu: "250m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memory: "256Mi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ints and Tolerations</text:span></text:p>
          </table:table-cell>
          <table:table-cell table:style-name="Table1.A1" office:value-type="string">
            <text:p text:style-name="Table_20_Contents">Add tolerations to the Pod spec to tolerate node taints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Example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yaml</text:p>
          </table:table-cell>
        </table:table-row>
        <text:soft-page-break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tolerations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- key: "node.kubernetes.io/not-ready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operator: "Exists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effect: "NoSchedule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sistent Volume Issues</text:span></text:p>
          </table:table-cell>
          <table:table-cell table:style-name="Table1.A1" office:value-type="string">
            <text:p text:style-name="Table_20_Contents">Ensure PVCs and PVs match. Check <text:span text:style-name="Source_20_Text">kubectl get pvc</text:span> and <text:span text:style-name="Source_20_Text">kubectl get pv</text:span>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de Selector/Affinity</text:span></text:p>
          </table:table-cell>
          <table:table-cell table:style-name="Table1.A1" office:value-type="string">
            <text:p text:style-name="Table_20_Contents">Ensure Pod’s <text:span text:style-name="Source_20_Text">nodeSelector</text:span> matches node labels. Add labels if needed.</text:p>
          </table:table-cell>
        </table:table-row>
      </table:table>
      <text:p text:style-name="Horizontal_20_Line"/>
      <text:h text:style-name="Heading_20_3" text:outline-level="3"><text:span text:style-name="Strong_20_Emphasis">3. Optimizing Worker Node Resources</text:span></text:h>
      <text:p text:style-name="Text_20_body">Instead of adding nodes, free up resources on existing nodes by removing unnecessary workloads or processes.</text:p>
      <text:h text:style-name="Heading_20_4" text:outline-level="4"><text:span text:style-name="Strong_20_Emphasis">Steps to Optimize Resources</text:span></text:h>
      <text:list text:style-name="L2">
        <text:list-item>
          <text:p text:style-name="P5"><text:span text:style-name="Strong_20_Emphasis">Evict Low-Priority Pods</text:span></text:p>
          <text:p text:style-name="P6"><text:span text:style-name="Source_20_Text">kubectl delete pod &lt;pod-name&gt; --namespace=&lt;namespace&gt;</text:span></text:p>
        </text:list-item>
        <text:list-item>
          <text:p text:style-name="P5"><text:span text:style-name="Strong_20_Emphasis">Reduce kubelet Reserved Resources</text:span> Modify <text:span text:style-name="Source_20_Text">kubelet</text:span> configuration (<text:span text:style-name="Source_20_Text">/var/lib/kubelet/config.yaml</text:span>):</text:p>
          <text:p text:style-name="P7"><text:span text:style-name="Source_20_Text">kubeReserved:</text:span></text:p>
          <text:p text:style-name="P7"><text:span text:style-name="Source_20_Text"><text:s text:c="2"/>cpu: "100m"</text:span></text:p>
          <text:p text:style-name="P7"><text:span text:style-name="Source_20_Text"><text:s text:c="2"/>memory: "256Mi"</text:span></text:p>
          <text:p text:style-name="P7"><text:span text:style-name="Source_20_Text">systemReserved:</text:span></text:p>
          <text:p text:style-name="P7"><text:span text:style-name="Source_20_Text"><text:s text:c="2"/>cpu: "100m"</text:span></text:p>
          <text:p text:style-name="P6"><text:span text:style-name="Source_20_Text"><text:s text:c="2"/>memory: "256Mi"</text:span></text:p>
          <text:p text:style-name="P5">Restart <text:span text:style-name="Source_20_Text">kubelet</text:span>:</text:p>
          <text:p text:style-name="P6"><text:span text:style-name="Source_20_Text">sudo systemctl restart kubelet</text:span></text:p>
        </text:list-item>
        <text:list-item>
          <text:p text:style-name="P5"><text:span text:style-name="Strong_20_Emphasis">Disable Non-Essential DaemonSets</text:span></text:p>
          <text:p text:style-name="P7"><text:span text:style-name="Source_20_Text">kubectl get daemonsets -A</text:span></text:p>
          <text:p text:style-name="P6"><text:span text:style-name="Source_20_Text">kubectl delete daemonset &lt;name&gt; -n &lt;namespace&gt;</text:span></text:p>
        </text:list-item>
        <text:list-item>
          <text:p text:style-name="P5"><text:span text:style-name="Strong_20_Emphasis">Optimize Logging/Monitoring Agents</text:span></text:p>
          <text:list>
            <text:list-item>
              <text:p text:style-name="P8">Reduce log verbosity. </text:p>
            </text:list-item>
            <text:list-item>
              <text:p text:style-name="P8">Scale down Prometheus or similar agents. </text:p>
            </text:list-item>
          </text:list>
        </text:list-item>
        <text:list-item>
          <text:p text:style-name="P5"><text:span text:style-name="Strong_20_Emphasis">Remove Unused Docker Resources</text:span></text:p>
          <text:p text:style-name="P6"><text:span text:style-name="Source_20_Text">docker system prune -a</text:span></text:p>
        </text:list-item>
        <text:list-item>
          <text:p text:style-name="P5"><text:span text:style-name="Strong_20_Emphasis">Stop Non-Essential Services</text:span></text:p>
          <text:p text:style-name="P7"><text:span text:style-name="Source_20_Text">sudo systemctl stop &lt;service-name&gt;</text:span></text:p>
          <text:p text:style-name="P6"><text:span text:style-name="Source_20_Text">sudo systemctl disable &lt;service-name&gt;</text:span></text:p>
        </text:list-item>
      </text:list>
      <text:p text:style-name="Horizontal_20_Line"><text:soft-page-break/></text:p>
      <text:h text:style-name="Heading_20_3" text:outline-level="3"><text:span text:style-name="Strong_20_Emphasis">4. Monitor Results</text:span></text:h>
      <text:p text:style-name="Text_20_body">After making the changes:</text:p>
      <text:list text:style-name="L3">
        <text:list-item>
          <text:p text:style-name="P9">Check node resource utilization: </text:p>
          <text:p text:style-name="P10"><text:span text:style-name="Source_20_Text">kubectl top nodes</text:span></text:p>
        </text:list-item>
        <text:list-item>
          <text:p text:style-name="P9">Verify Pod status: </text:p>
          <text:p text:style-name="P10"><text:span text:style-name="Source_20_Text">kubectl get pods</text:span></text:p>
          <text:p text:style-name="P9"><text:span text:style-name="Strong_20_Emphasis">Expected Output:</text:span> </text:p>
          <text:p text:style-name="P11"><text:span text:style-name="Source_20_Text">NAME <text:s text:c="10"/>READY <text:s text:c="2"/>STATUS <text:s text:c="3"/>RESTARTS <text:s text:c="2"/>AGE</text:span></text:p>
          <text:p text:style-name="P10"><text:span text:style-name="Source_20_Text">my-pod <text:s text:c="8"/>1/1 <text:s text:c="4"/>Running <text:s text:c="2"/>0 <text:s text:c="9"/>1m</text:span></text:p>
        </text:list-item>
      </text:list>
      <text:p text:style-name="Horizontal_20_Line"/>
      <text:p text:style-name="Text_20_body">This approach combines troubleshooting Pods in the Pending state with optimizing worker nodes to resolve resource bottlenecks without adding new nodes. Let me know if further clarification is needed!<text:line-break/><text:line-break/><text:span text:style-name="T1"><text:line-break/>Scenario 2: Pod CrashLoopBackOff</text:span></text:p>
      <text:p text:style-name="P12">what is ? why its happening? how we can solve? what are the commands? show me with one examles? show me troubleshhot things on this matter </text:p>
      <text:p text:style-name="P12"/>
      <text:h text:style-name="P13" text:outline-level="3"><text:span text:style-name="Strong_20_Emphasis">Scenario 2: Pod CrashLoopBackOff<text:line-break/></text:span></text:h>
      <text:p text:style-name="Horizontal_20_Line"><text:line-break/></text:p>
      <text:h text:style-name="Heading_20_3" text:outline-level="3"><text:span text:style-name="Strong_20_Emphasis"><text:span text:style-name="T3">in my project externalizer container is n=restarting continusoly if restart always.<text:line-break/>After stat also stopeed – so missconfiguarion (in config.json/DQ2server.ini username /passwd chnages) 2. application issue 3. resources shoratage</text:span></text:span><text:span text:style-name="Strong_20_Emphasis"><text:span text:style-name="T4"><text:line-break/>1. What is CrashLoopBackOff?</text:span></text:span></text:h>
      <text:p text:style-name="Text_20_body">A <text:span text:style-name="Strong_20_Emphasis">CrashLoopBackOff</text:span> occurs when a container in a Pod repeatedly crashes and Kubernetes keeps trying to restart it. The "BackOff" part means Kubernetes is applying an exponential delay between restarts to avoid overloading the system.</text:p>
      <text:p text:style-name="Horizontal_20_Line"/>
      <text:h text:style-name="Heading_20_3" text:outline-level="3"><text:span text:style-name="Strong_20_Emphasis">2. Why Does CrashLoopBackOff Happen?</text:span></text:h>
      <text:p text:style-name="Text_20_body">Some common reasons include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us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pplication Errors</text:span></text:p>
          </table:table-cell>
          <table:table-cell table:style-name="Table2.A1" office:value-type="string">
            <text:p text:style-name="Table_20_Contents">The container’s application crashes due to bugs or misconfigurations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Missing Dependencies</text:span></text:p>
          </table:table-cell>
          <table:table-cell table:style-name="Table2.A1" office:value-type="string">
            <text:p text:style-name="Table_20_Contents">Required environment variables, config maps, secrets, or volumes are missing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source Limits</text:span></text:p>
          </table:table-cell>
          <table:table-cell table:style-name="Table2.A1" office:value-type="string">
            <text:p text:style-name="Table_20_Contents">Insufficient CPU or memory causes the container to get OOMKill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artup Probes Failures</text:span></text:p>
          </table:table-cell>
          <table:table-cell table:style-name="Table2.A1" office:value-type="string">
            <text:p text:style-name="Table_20_Contents">The container fails to pass its health check probes and gets restart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rmission Issues</text:span></text:p>
          </table:table-cell>
          <table:table-cell table:style-name="Table2.A1" office:value-type="string">
            <text:p text:style-name="Table_20_Contents">File or directory permissions prevent the application from running.</text:p>
          </table:table-cell>
        </table:table-row>
      </table:table>
      <text:p text:style-name="Horizontal_20_Line"/>
      <text:h text:style-name="Heading_20_3" text:outline-level="3"><text:span text:style-name="Strong_20_Emphasis">3. How to Solve CrashLoopBackOff?</text:span></text:h>
      <text:h text:style-name="Heading_20_4" text:outline-level="4"><text:span text:style-name="Strong_20_Emphasis">Step 1: Inspect the Pod</text:span></text:h>
      <text:p text:style-name="Text_20_body">Start by inspecting the Pod's status and recent events:</text:p>
      <text:p text:style-name="P14"><text:span text:style-name="Source_20_Text">kubectl describe pod &lt;pod-name&gt;</text:span></text:p>
      <text:h text:style-name="Heading_20_4" text:outline-level="4"><text:span text:style-name="Strong_20_Emphasis">Step 2: Check Container Logs</text:span></text:h>
      <text:p text:style-name="Text_20_body">View the logs for the crashing container:</text:p>
      <text:p text:style-name="P14"><text:span text:style-name="Source_20_Text">kubectl logs &lt;pod-name&gt; --container &lt;container-name&gt;</text:span></text:p>
      <text:h text:style-name="Heading_20_4" text:outline-level="4"><text:span text:style-name="Strong_20_Emphasis">Step 3: Identify the Root Cause</text:span></text:h>
      <text:p text:style-name="Text_20_body">Use the information from the <text:span text:style-name="Source_20_Text">kubectl describe</text:span> and logs to understand why the container is crashing.</text:p>
      <text:h text:style-name="Heading_20_4" text:outline-level="4"><text:span text:style-name="Strong_20_Emphasis">Step 4: Fix the Issue</text:span></text:h>
      <text:p text:style-name="Text_20_body">Once the root cause is identified, modify the configuration, application, or dependencies as needed, then restart the Pod.</text:p>
      <text:p text:style-name="Horizontal_20_Line"/>
      <text:list text:style-name="L4">
        <text:list-header>
          <text:p text:style-name="P15"><text:span text:style-name="Source_20_Text">kubectl describe node &lt;node-name&gt;</text:span></text:p>
          <text:p text:style-name="P16"><text:span text:style-name="Source_20_Text">kubectl top nodes</text:span></text:p>
        </text:list-header>
      </text:list>
      <text:p text:style-name="Horizontal_20_Line"/>
      <text:h text:style-name="Heading_20_3" text:outline-level="3"><text:span text:style-name="Strong_20_Emphasis">Conclusion</text:span></text:h>
      <text:p text:style-name="Text_20_body">To troubleshoot and resolve a <text:span text:style-name="Strong_20_Emphasis">CrashLoopBackOff</text:span> issue:</text:p>
      <text:list text:style-name="L5">
        <text:list-item>
          <text:p text:style-name="P17">Check the Pod’s description and logs for root causes. </text:p>
        </text:list-item>
        <text:list-item>
          <text:p text:style-name="P17">Resolve issues related to the application, dependencies, or resource constraints. </text:p>
        </text:list-item>
        <text:list-item>
          <text:p text:style-name="P18">Update and redeploy the Pod with corrected configurations. </text:p>
        </text:list-item>
      </text:list>
      <text:p text:style-name="Text_20_body">This systematic approach ensures that your Pods recover and run smoothly.<text:line-break/><text:line-break/></text:p>
      <text:p text:style-name="P12"><text:line-break/></text:p>
      <text:p text:style-name="Text_20_body"><text:soft-page-break/></text:p>
      <text:h text:style-name="Heading_20_3" text:outline-level="3"><text:span text:style-name="Strong_20_Emphasis"><text:span text:style-name="T1">Scenario 3: Pod Stuck in Terminating State</text:span></text:span></text:h>
      <text:p text:style-name="Horizontal_20_Line"/>
      <text:h text:style-name="Heading_20_3" text:outline-level="3"><text:span text:style-name="Strong_20_Emphasis">1. What is a Pod Stuck in Terminating State?</text:span></text:h>
      <text:p text:style-name="Text_20_body">A Pod enters the <text:span text:style-name="Strong_20_Emphasis">Terminating</text:span> state when it is being deleted but cannot complete the termination process. Kubernetes continues trying to clean up the Pod, but it gets stuck indefinitely.</text:p>
      <text:p text:style-name="Horizontal_20_Line"/>
      <text:h text:style-name="Heading_20_3" text:outline-level="3"><text:span text:style-name="Strong_20_Emphasis">2. Why Does This Happen?</text:span></text:h>
      <text:p text:style-name="Text_20_body">Some common reasons includ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aus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inalizers</text:span></text:p>
          </table:table-cell>
          <table:table-cell table:style-name="Table3.A1" office:value-type="string">
            <text:p text:style-name="Table_20_Contents">Finalizers prevent deletion until specific cleanup tasks are complete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d’s Containers Stuck</text:span></text:p>
          </table:table-cell>
          <table:table-cell table:style-name="Table3.A1" office:value-type="string">
            <text:p text:style-name="Table_20_Contents">The containers inside the Pod do not stop gracefully, or they hang during shutdown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nreachable Node</text:span></text:p>
          </table:table-cell>
          <table:table-cell table:style-name="Table3.A1" office:value-type="string">
            <text:p text:style-name="Table_20_Contents">The Pod is running on a node that is unresponsive or disconnecte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sistent Volumes</text:span></text:p>
          </table:table-cell>
          <table:table-cell table:style-name="Table3.A1" office:value-type="string">
            <text:p text:style-name="Table_20_Contents">Volumes attached to the Pod cannot be unmounted or cleaned up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etwork Issues</text:span></text:p>
          </table:table-cell>
          <table:table-cell table:style-name="Table3.A1" office:value-type="string">
            <text:p text:style-name="Table_20_Contents">The Pod cannot communicate with Kubernetes APIs to complete termination.</text:p>
          </table:table-cell>
        </table:table-row>
      </table:table>
      <text:p text:style-name="Horizontal_20_Line"/>
      <text:h text:style-name="Heading_20_3" text:outline-level="3"><text:span text:style-name="Strong_20_Emphasis">3. How to Solve Pods Stuck in Terminating State</text:span></text:h>
      <text:h text:style-name="Heading_20_4" text:outline-level="4"><text:span text:style-name="Strong_20_Emphasis">Step 1: Identify the Pod</text:span></text:h>
      <text:p text:style-name="Text_20_body">Check the Pod’s current state:</text:p>
      <text:p text:style-name="P14"><text:span text:style-name="Source_20_Text">kubectl get pods</text:span></text:p>
      <text:p text:style-name="Text_20_body"><text:span text:style-name="Strong_20_Emphasis">Output:</text:span></text:p>
      <text:p text:style-name="Preformatted_20_Text"><text:span text:style-name="Source_20_Text">NAME <text:s text:c="16"/>READY <text:s text:c="2"/>STATUS <text:s text:c="7"/>RESTARTS <text:s text:c="2"/>AGE</text:span></text:p>
      <text:p text:style-name="P14"><text:span text:style-name="Source_20_Text">my-pod <text:s text:c="14"/>1/1 <text:s text:c="4"/>Terminating <text:s text:c="2"/>0 <text:s text:c="9"/>10m</text:span></text:p>
      <text:h text:style-name="Heading_20_4" text:outline-level="4"><text:span text:style-name="Strong_20_Emphasis">Step 2: Describe the Pod</text:span></text:h>
      <text:p text:style-name="Text_20_body">Get detailed information about why the Pod is stuck:</text:p>
      <text:p text:style-name="P14"><text:span text:style-name="Source_20_Text">kubectl describe pod &lt;pod-name&gt;</text:span></text:p>
      <text:h text:style-name="Heading_20_4" text:outline-level="4"><text:span text:style-name="Strong_20_Emphasis">Step 3: Check for Finalizers</text:span></text:h>
      <text:p text:style-name="Text_20_body">If the Pod has a <text:span text:style-name="Strong_20_Emphasis">finalizer</text:span>, it will block deletion until its cleanup tasks are complete. List finalizers using:</text:p>
      <text:p text:style-name="P14"><text:span text:style-name="Source_20_Text">kubectl get pod &lt;pod-name&gt; -o json | jq '.metadata.finalizers'</text:span></text:p>
      <text:p text:style-name="Horizontal_20_Line"/>
      <text:h text:style-name="Heading_20_3" text:outline-level="3"><text:soft-page-break/><text:span text:style-name="Strong_20_Emphasis">4. Commands for Troubleshooting and Force Deletion</text:span></text:h>
      <text:list text:style-name="L6">
        <text:list-item>
          <text:p text:style-name="P19"><text:span text:style-name="Strong_20_Emphasis">Force Delete the Pod</text:span> If you need to delete the Pod immediately:</text:p>
          <text:p text:style-name="P20"><text:span text:style-name="Source_20_Text"><text:span text:style-name="T4">kubectl delete pod &lt;pod-name&gt; --grace-period=0 --force</text:span></text:span></text:p>
        </text:list-item>
        <text:list-item>
          <text:p text:style-name="P19"><text:span text:style-name="Strong_20_Emphasis">Check Node Status</text:span> If the node is unresponsive, the Pod may not terminate properly:</text:p>
          <text:p text:style-name="P21"><text:span text:style-name="Source_20_Text">kubectl get nodes</text:span></text:p>
          <text:p text:style-name="P20"><text:span text:style-name="Source_20_Text">kubectl describe node &lt;node-name&gt;</text:span></text:p>
        </text:list-item>
        <text:list-item>
          <text:p text:style-name="P19"><text:span text:style-name="Strong_20_Emphasis">Remove Finalizers</text:span> Edit the Pod’s manifest to remove finalizers:</text:p>
          <text:p text:style-name="P20"><text:span text:style-name="Source_20_Text">kubectl edit pod &lt;pod-name&gt;</text:span></text:p>
          <text:p text:style-name="P19"><text:span text:style-name="T4">Find and delete the </text:span><text:span text:style-name="Source_20_Text"><text:span text:style-name="T4">finalizers</text:span></text:span><text:span text:style-name="T4"> section, then save and exit.</text:span></text:p>
          <text:p text:style-name="P19">Alternatively, use:</text:p>
          <text:p text:style-name="P22"><text:span text:style-name="Source_20_Text">kubectl patch pod &lt;pod-name&gt; -p '{"metadata":{"finalizers":null}}' –type=merge</text:span></text:p>
          <text:p text:style-name="P22"><text:span text:style-name="Source_20_Text"><text:line-break/>Finalizers listed in the metadata.finalizers array must be cleared before the resource can be fully deleted. </text:span><text:span text:style-name="Source_20_Text"><text:span text:style-name="T5">So edit pod – remove this part and try to delete and check get pods – deleted as a ststus</text:span></text:span></text:p>
        </text:list-item>
        <text:list-item>
          <text:p text:style-name="P19"><text:span text:style-name="Strong_20_Emphasis">Manually Cleanup Stuck Volumes</text:span> <text:span text:style-name="T4">If Persistent Volumes are preventing termination, manually unmount them:</text:span></text:p>
          <text:p text:style-name="P21"><text:span text:style-name="Source_20_Text">kubectl describe pv</text:span></text:p>
          <text:p text:style-name="P20"><text:span text:style-name="Source_20_Text">kubectl delete pv &lt;pv-name&gt;</text:span></text:p>
        </text:list-item>
        <text:list-item>
          <text:p text:style-name="P19"><text:span text:style-name="Strong_20_Emphasis">Restart kubelet on Node</text:span> If the Pod is stuck due to kubelet issues, restart the kubelet service on the node:</text:p>
          <text:p text:style-name="P20"><text:span text:style-name="Source_20_Text">sudo systemctl restart kubelet</text:span></text:p>
        </text:list-item>
      </text:list>
      <text:p text:style-name="Horizontal_20_Line"/>
      <text:h text:style-name="Heading_20_3" text:outline-level="3"><text:span text:style-name="Strong_20_Emphasis"><text:span text:style-name="T1">Scenario 4: Pod Unable to Pull Image</text:span></text:span></text:h>
      <text:h text:style-name="Heading_20_4" text:outline-level="4"><text:span text:style-name="Strong_20_Emphasis">Problem:</text:span></text:h>
      <text:p text:style-name="Text_20_body">A pod fails with <text:span text:style-name="Source_20_Text">ImagePullBackOff</text:span> or <text:span text:style-name="Source_20_Text">ErrImagePull</text:span>.</text:p>
      <text:h text:style-name="Heading_20_4" text:outline-level="4"><text:span text:style-name="Strong_20_Emphasis">Troubleshooting Steps:</text:span></text:h>
      <text:list text:style-name="L7">
        <text:list-item>
          <text:p text:style-name="P23"><text:span text:style-name="Strong_20_Emphasis">Describe the Pod:</text:span></text:p>
          <text:p text:style-name="P24"><text:span text:style-name="Source_20_Text">kubectl describe pod &lt;pod-name&gt;</text:span></text:p>
          <text:p text:style-name="P23">Look for errors like <text:span text:style-name="Source_20_Text">Image not found</text:span> or <text:span text:style-name="Source_20_Text">Authentication required</text:span>.</text:p>
        </text:list-item>
        <text:list-item>
          <text:p text:style-name="P23"><text:span text:style-name="Strong_20_Emphasis">Verify Image Availability:</text:span></text:p>
          <text:list>
            <text:list-item>
              <text:p text:style-name="P23">Check if the image exists in the registry:</text:p>
              <text:p text:style-name="P24"><text:span text:style-name="Source_20_Text">docker pull &lt;image&gt;</text:span></text:p>
            </text:list-item>
          </text:list>
        </text:list-item>
        <text:list-item>
          <text:p text:style-name="P23"><text:soft-page-break/><text:span text:style-name="Strong_20_Emphasis">Check ImagePullSecrets:</text:span> If the image is in a private registry, ensure a secret is configured:</text:p>
          <text:p text:style-name="P25"><text:span text:style-name="Source_20_Text">kubectl get secret</text:span></text:p>
          <text:p text:style-name="P26"><text:span text:style-name="Source_20_Text">kubectl describe secret &lt;secret-name&gt;</text:span></text:p>
        </text:list-item>
        <text:list-item>
          <text:p text:style-name="P23"><text:span text:style-name="Strong_20_Emphasis">Resolution:</text:span></text:p>
          <text:list>
            <text:list-item>
              <text:p text:style-name="P27">Correct the image name or tag in the pod manifest.</text:p>
            </text:list-item>
            <text:list-item>
              <text:p text:style-name="P23">Add a pull secret if needed:</text:p>
              <text:p text:style-name="P28">yaml</text:p>
              <text:p text:style-name="P28">CopyEdit</text:p>
              <text:p text:style-name="P25"><text:span text:style-name="Source_20_Text">imagePullSecrets:</text:span></text:p>
              <text:p text:style-name="P26"><text:span text:style-name="Source_20_Text"><text:s text:c="2"/>- name: &lt;secret-name&gt;</text:span></text:p>
            </text:list-item>
            <text:list-item>
              <text:p text:style-name="P29">Use a public registry or ensure credentials are correct.</text:p>
            </text:list-item>
          </text:list>
        </text:list-item>
      </text:list>
      <text:p text:style-name="Text_20_body"><text:span text:style-name="Strong_20_Emphasis">Here are Kubernetes pod-related scenario-based questions and troubleshooting approaches. Each scenario includes steps to debug and resolve the issue.</text:span></text:p>
      <text:p text:style-name="Horizontal_20_Line"/>
      <text:list text:style-name="L8">
        <text:list-item>
          <text:list>
            <text:list-item>
              <text:list>
                <text:list-item>
                  <text:p text:style-name="P30">olerations to your pod manifest:</text:p>
                  <text:p text:style-name="P31">yaml</text:p>
                  <text:p text:style-name="P31">CopyEdit</text:p>
                  <text:p text:style-name="P32"><text:span text:style-name="Source_20_Text">tolerations:</text:span></text:p>
                  <text:p text:style-name="P33"><text:span text:style-name="Source_20_Text"><text:s text:c="2"/>- key: "example-taint-key"</text:span></text:p>
                  <text:p text:style-name="P33"><text:span text:style-name="Source_20_Text"><text:s text:c="4"/>operator: "Exists"</text:span></text:p>
                  <text:p text:style-name="P34"><text:span text:style-name="Source_20_Text"><text:s text:c="4"/>effect: "NoSchedule"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<text:span text:style-name="T1">Scenario 5: Pod Networking Issues</text:span></text:span></text:h>
      <text:h text:style-name="Heading_20_4" text:outline-level="4"><text:span text:style-name="Strong_20_Emphasis">Problem:</text:span></text:h>
      <text:p text:style-name="Text_20_body">A pod cannot communicate with other pods, services, or external endpoints.</text:p>
      <text:h text:style-name="Heading_20_4" text:outline-level="4"><text:span text:style-name="Strong_20_Emphasis">Troubleshooting Steps:</text:span></text:h>
      <text:list text:style-name="L9">
        <text:list-item>
          <text:p text:style-name="P35"><text:span text:style-name="Strong_20_Emphasis">Check Pod Networking:</text:span></text:p>
          <text:list>
            <text:list-item>
              <text:p text:style-name="P35">Verify the pod's IP:</text:p>
              <text:p text:style-name="P36"><text:span text:style-name="Source_20_Text">kubectl get pod &lt;pod-name&gt; -o wide</text:span></text:p>
            </text:list-item>
            <text:list-item>
              <text:p text:style-name="P35">Test connectivity using <text:span text:style-name="Source_20_Text">kubectl exec</text:span>:</text:p>
              <text:p text:style-name="P36"><text:span text:style-name="Source_20_Text">kubectl exec -it &lt;pod-name&gt; -- ping &lt;target-ip&gt;</text:span></text:p>
            </text:list-item>
          </text:list>
        </text:list-item>
        <text:list-item>
          <text:p text:style-name="P35"><text:span text:style-name="Strong_20_Emphasis">Check Network Policies:</text:span> Network policies might restrict traffic:</text:p>
          <text:p text:style-name="P36"><text:span text:style-name="Source_20_Text">kubectl get networkpolicy</text:span></text:p>
          <text:p text:style-name="P35">Update or create appropriate policies:</text:p>
          <text:p text:style-name="P37"><text:span text:style-name="Source_20_Text">apiVersion: networking.k8s.io/v1</text:span></text:p>
          <text:p text:style-name="P38"><text:span text:style-name="Source_20_Text">kind: NetworkPolicy</text:span></text:p>
          <text:p text:style-name="P38"><text:span text:style-name="Source_20_Text">metadata:</text:span></text:p>
          <text:p text:style-name="P38"><text:soft-page-break/><text:span text:style-name="Source_20_Text"><text:s text:c="2"/>name: allow-all</text:span></text:p>
          <text:p text:style-name="P38"><text:span text:style-name="Source_20_Text">spec:</text:span></text:p>
          <text:p text:style-name="P38"><text:span text:style-name="Source_20_Text"><text:s text:c="2"/>podSelector: {}</text:span></text:p>
          <text:p text:style-name="P38"><text:span text:style-name="Source_20_Text"><text:s text:c="2"/>ingress:</text:span></text:p>
          <text:p text:style-name="P38"><text:span text:style-name="Source_20_Text"><text:s text:c="4"/>- {}</text:span></text:p>
          <text:p text:style-name="P38"><text:span text:style-name="Source_20_Text"><text:s text:c="2"/>egress:</text:span></text:p>
          <text:p text:style-name="P39"><text:span text:style-name="Source_20_Text"><text:s text:c="4"/>- {}</text:span></text:p>
        </text:list-item>
        <text:list-item>
          <text:p text:style-name="P35"><text:span text:style-name="Strong_20_Emphasis">Verify DNS Resolution:</text:span> Test DNS from within the pod:</text:p>
          <text:p text:style-name="P36"><text:span text:style-name="Source_20_Text">kubectl exec -it &lt;pod-name&gt; -- nslookup &lt;service-name&gt;</text:span></text:p>
        </text:list-item>
        <text:list-item>
          <text:p text:style-name="P35"><text:span text:style-name="Strong_20_Emphasis">Resolution:</text:span></text:p>
          <text:list>
            <text:list-item>
              <text:p text:style-name="P40">Fix network policies or DNS configurations.</text:p>
            </text:list-item>
            <text:list-item>
              <text:p text:style-name="P35">Restart networking plugins like <text:span text:style-name="Source_20_Text">kube-proxy</text:span> or CNI (e.g., Calico, Weave).</text:p>
            </text:list-item>
          </text:list>
        </text:list-item>
      </text:list>
      <text:p text:style-name="Text_20_body"><text:span text:style-name="Strong_20_Emphasis"><text:line-break/></text:span><text:span text:style-name="Strong_20_Emphasis"><text:span text:style-name="T1">Scenario 6: Pods Fail with OutOfMemory (OOMKilled)</text:span></text:span></text:p>
      <text:p text:style-name="Horizontal_20_Line"/>
      <text:h text:style-name="Heading_20_3" text:outline-level="3"><text:span text:style-name="Strong_20_Emphasis">1. What is OOMKilled?</text:span></text:h>
      <text:p text:style-name="Text_20_body">When a Pod's container exceeds its allocated memory limit, the Kubernetes <text:span text:style-name="Strong_20_Emphasis">kubelet</text:span> kills the container to prevent it from affecting the node. The status of the Pod will reflect as <text:span text:style-name="Strong_20_Emphasis">OOMKilled</text:span> (Out of Memory Killed).</text:p>
      <text:p text:style-name="Horizontal_20_Line"/>
      <text:h text:style-name="Heading_20_3" text:outline-level="3"><text:span text:style-name="Strong_20_Emphasis">2. Why Does OOMKilled Happen?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aus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Memory Limits Too Low</text:span></text:p>
          </table:table-cell>
          <table:table-cell table:style-name="Table4.A1" office:value-type="string">
            <text:p text:style-name="Table_20_Contents">The container exceeds the memory limit specified in its configuratio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emory Leaks</text:span></text:p>
          </table:table-cell>
          <table:table-cell table:style-name="Table4.A1" office:value-type="string">
            <text:p text:style-name="Table_20_Contents">Applications consume more memory over time without releasing i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nexpected Workload Spike</text:span></text:p>
          </table:table-cell>
          <table:table-cell table:style-name="Table4.A1" office:value-type="string">
            <text:p text:style-name="Table_20_Contents">A sudden increase in memory usage causes the container to go over its limi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ode Resource Exhaustion</text:span></text:p>
          </table:table-cell>
          <table:table-cell table:style-name="Table4.A1" office:value-type="string">
            <text:p text:style-name="Table_20_Contents">Insufficient memory on the node for running containers.</text:p>
          </table:table-cell>
        </table:table-row>
      </table:table>
      <text:p text:style-name="Horizontal_20_Line"/>
      <text:h text:style-name="Heading_20_3" text:outline-level="3"><text:span text:style-name="Strong_20_Emphasis">3. Commands for Diagnosing OOMKilled</text:span></text:h>
      <text:list text:style-name="L10">
        <text:list-item>
          <text:p text:style-name="P41"><text:span text:style-name="Strong_20_Emphasis">Check Pod Status</text:span></text:p>
          <text:p text:style-name="P42"><text:span text:style-name="Source_20_Text">kubectl get pods</text:span></text:p>
          <text:p text:style-name="P41"><text:span text:style-name="Strong_20_Emphasis">Output:</text:span></text:p>
          <text:p text:style-name="P43"><text:span text:style-name="Source_20_Text">NAME <text:s text:c="8"/>READY <text:s text:c="2"/>STATUS <text:s text:c="5"/>RESTARTS <text:s text:c="2"/>AGE</text:span></text:p>
          <text:p text:style-name="P42"><text:span text:style-name="Source_20_Text">my-app <text:s text:c="6"/>0/1 <text:s text:c="4"/>OOMKilled <text:s text:c="2"/>1 <text:s text:c="9"/>2m</text:span></text:p>
        </text:list-item>
        <text:list-item>
          <text:p text:style-name="P41"><text:span text:style-name="Strong_20_Emphasis">Describe the Pod</text:span></text:p>
          <text:p text:style-name="P42"><text:span text:style-name="Source_20_Text">kubectl describe pod &lt;pod-name&gt;</text:span></text:p>
          <text:p text:style-name="P41"><text:soft-page-break/>Focus on the <text:span text:style-name="Source_20_Text">Last State</text:span> section in the container's details: <text:span text:style-name="Strong_20_Emphasis">Example Output:</text:span></text:p>
          <text:p text:style-name="P43"><text:span text:style-name="Source_20_Text">Containers:</text:span></text:p>
          <text:p text:style-name="P43"><text:span text:style-name="Source_20_Text"><text:s text:c="2"/>app:</text:span></text:p>
          <text:p text:style-name="P43"><text:span text:style-name="Source_20_Text"><text:s text:c="4"/>Container ID: <text:s text:c="2"/>docker://abcdef12345</text:span></text:p>
          <text:p text:style-name="P43"><text:span text:style-name="Source_20_Text"><text:s text:c="4"/>Image: <text:s text:c="9"/>busybox</text:span></text:p>
          <text:p text:style-name="P43"><text:span text:style-name="Source_20_Text"><text:s text:c="4"/>State: <text:s text:c="9"/>Waiting</text:span></text:p>
          <text:p text:style-name="P43"><text:span text:style-name="Source_20_Text"><text:s text:c="6"/>Reason: <text:s text:c="6"/>CrashLoopBackOff</text:span></text:p>
          <text:p text:style-name="P43"><text:span text:style-name="Source_20_Text"><text:s/></text:span><text:span text:style-name="Source_20_Text"><text:span text:style-name="T6"><text:s text:c="3"/>Last State: <text:s text:c="4"/>Terminated</text:span></text:span></text:p>
          <text:p text:style-name="P43"><text:span text:style-name="Source_20_Text"><text:span text:style-name="T6"><text:s text:c="6"/>Reason: <text:s text:c="6"/>OOMKilled</text:span></text:span></text:p>
          <text:p text:style-name="P43"><text:span text:style-name="Source_20_Text"><text:s text:c="6"/>Exit Code: <text:s text:c="3"/>137</text:span></text:p>
          <text:p text:style-name="P43"><text:span text:style-name="Source_20_Text"><text:s text:c="6"/>Started: <text:s text:c="5"/>2023-01-25T10:00:00Z</text:span></text:p>
          <text:p text:style-name="P42"><text:span text:style-name="Source_20_Text"><text:s text:c="6"/>Finished: <text:s text:c="4"/>2023-01-25T10:01:30Z</text:span></text:p>
        </text:list-item>
        <text:list-item>
          <text:p text:style-name="P41"><text:span text:style-name="Strong_20_Emphasis">View Resource Metrics</text:span> Use the following commands to check the resource usage for the Pod and Node:</text:p>
          <text:p text:style-name="P43"><text:span text:style-name="Source_20_Text">kubectl top pod &lt;pod-name&gt;</text:span></text:p>
          <text:p text:style-name="P42"><text:span text:style-name="Source_20_Text">kubectl top node</text:span></text:p>
        </text:list-item>
      </text:list>
      <text:p text:style-name="Horizontal_20_Line"/>
      <text:h text:style-name="P44" text:outline-level="3"><text:span text:style-name="Strong_20_Emphasis"><text:span text:style-name="T1">Scenario 7: Service Cannot Access a Pod</text:span></text:span></text:h>
      <text:h text:style-name="P45" text:outline-level="4"><text:span text:style-name="Strong_20_Emphasis">Problem:</text:span></text:h>
      <text:p text:style-name="P46">A service is not routing traffic to the intended pod.</text:p>
      <text:h text:style-name="P45" text:outline-level="4"><text:span text:style-name="Strong_20_Emphasis">Troubleshooting Steps:</text:span></text:h>
      <text:list text:style-name="L11">
        <text:list-item>
          <text:p text:style-name="P47"><text:span text:style-name="Strong_20_Emphasis">Verify Service and Pod Labels:</text:span> Check if the pod's labels match the service's selector:</text:p>
          <text:p text:style-name="P48"><text:span text:style-name="Source_20_Text">kubectl get pods --show-labels</text:span></text:p>
          <text:p text:style-name="P49"><text:span text:style-name="Source_20_Text">kubectl describe svc &lt;service-name&gt;</text:span></text:p>
        </text:list-item>
        <text:list-item>
          <text:p text:style-name="P47"><text:span text:style-name="Strong_20_Emphasis">Test Pod-to-Pod Communication:</text:span> Use <text:span text:style-name="Source_20_Text">kubectl exec</text:span> to test connectivity between pods.</text:p>
        </text:list-item>
        <text:list-item>
          <text:p text:style-name="P47"><text:span text:style-name="Strong_20_Emphasis">Check Service Endpoints:</text:span> Verify if the service has discovered the pod's IP:</text:p>
          <text:p text:style-name="P50"><text:span text:style-name="Source_20_Text">kubectl get endpoints &lt;service-name&gt;</text:span></text:p>
        </text:list-item>
        <text:list-item>
          <text:p text:style-name="P47"><text:span text:style-name="Strong_20_Emphasis">Resolution:</text:span></text:p>
          <text:list>
            <text:list-item>
              <text:p text:style-name="P51">Ensure labels on the pod match the service selector.</text:p>
            </text:list-item>
            <text:list-item>
              <text:p text:style-name="P47">Restart the kube-proxy service if necessary:</text:p>
              <text:p text:style-name="P50"><text:span text:style-name="Source_20_Text">sudo systemctl restart kube-proxy</text:span></text:p>
            </text:list-item>
          </text:list>
        </text:list-item>
      </text:list>
      <text:p text:style-name="P46"><text:span text:style-name="Strong_20_Emphasis"/></text:p>
      <text:h text:style-name="P44" text:outline-level="3"><text:soft-page-break/><text:span text:style-name="Strong_20_Emphasis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text:line-break/>4. Example: OOMKilled Scenario</text:span></text:h>
      <text:h text:style-name="Heading_20_4" text:outline-level="4"><text:span text:style-name="Strong_20_Emphasis">Pod Manifest</text:span></text:h>
      <text:p text:style-name="Text_20_body">Here’s an example Pod configuration:</text:p>
      <text:p text:style-name="Preformatted_20_Text"><text:span text:style-name="Source_20_Text">apiVersion: v1</text:span></text:p>
      <text:p text:style-name="Preformatted_20_Text"><text:span text:style-name="Source_20_Text">kind: Pod</text:span></text:p>
      <text:p text:style-name="Preformatted_20_Text"><text:span text:style-name="Source_20_Text">metadata:</text:span></text:p>
      <text:p text:style-name="Preformatted_20_Text"><text:span text:style-name="Source_20_Text"><text:s text:c="2"/>name: oom-example</text:span></text:p>
      <text:p text:style-name="Preformatted_20_Text"><text:span text:style-name="Source_20_Text">spec:</text:span></text:p>
      <text:p text:style-name="Preformatted_20_Text"><text:span text:style-name="Source_20_Text"><text:s text:c="2"/>containers:</text:span></text:p>
      <text:p text:style-name="Preformatted_20_Text"><text:span text:style-name="Source_20_Text"><text:s text:c="2"/>- name: app</text:span></text:p>
      <text:p text:style-name="Preformatted_20_Text"><text:span text:style-name="Source_20_Text"><text:s text:c="4"/>image: busybox</text:span></text:p>
      <text:p text:style-name="Preformatted_20_Text"><text:span text:style-name="Source_20_Text"><text:s text:c="4"/></text:span><text:span text:style-name="Source_20_Text"><text:span text:style-name="T6">resources:</text:span></text:span></text:p>
      <text:p text:style-name="Preformatted_20_Text"><text:span text:style-name="Source_20_Text"><text:span text:style-name="T6"><text:s text:c="6"/>limits:</text:span></text:span></text:p>
      <text:p text:style-name="Preformatted_20_Text"><text:span text:style-name="Source_20_Text"><text:span text:style-name="T6"><text:s text:c="8"/>memory: "64Mi"</text:span></text:span></text:p>
      <text:p text:style-name="P14"><text:span text:style-name="Source_20_Text"><text:s text:c="4"/>command: ["sh", "-c", "while true; do dd if=/dev/zero of=/dev/null bs=1M; done"]</text:span></text:p>
      <text:h text:style-name="Heading_20_4" text:outline-level="4"><text:span text:style-name="Strong_20_Emphasis">Deploy the Pod</text:span></text:h>
      <text:p text:style-name="Text_20_body">Apply the manifest:</text:p>
      <text:p text:style-name="P14"><text:span text:style-name="Source_20_Text">kubectl apply -f oom-example.yaml</text:span></text:p>
      <text:h text:style-name="Heading_20_4" text:outline-level="4"><text:span text:style-name="Strong_20_Emphasis">Observe the Pod</text:span></text:h>
      <text:p text:style-name="Text_20_body">Check the Pod's status:</text:p>
      <text:p text:style-name="P14"><text:span text:style-name="Source_20_Text">kubectl get pods</text:span></text:p>
      <text:p text:style-name="Text_20_body"><text:span text:style-name="Strong_20_Emphasis">Output:</text:span></text:p>
      <text:p text:style-name="Preformatted_20_Text"><text:span text:style-name="Source_20_Text">NAME <text:s text:c="9"/>READY <text:s text:c="2"/>STATUS <text:s text:c="5"/>RESTARTS <text:s text:c="2"/>AGE</text:span></text:p>
      <text:p text:style-name="P14"><text:span text:style-name="Source_20_Text">oom-example <text:s text:c="2"/>0/1 <text:s text:c="4"/>OOMKilled <text:s text:c="2"/>1 <text:s text:c="9"/>1m</text:span></text:p>
      <text:h text:style-name="Heading_20_4" text:outline-level="4"><text:span text:style-name="Strong_20_Emphasis">Describe the Pod</text:span></text:h>
      <text:p text:style-name="P14"><text:span text:style-name="Source_20_Text">kubectl describe pod oom-example</text:span></text:p>
      <text:p text:style-name="Text_20_body"><text:span text:style-name="Strong_20_Emphasis">Output:</text:span></text:p>
      <text:p text:style-name="Preformatted_20_Text"><text:span text:style-name="Source_20_Text">Containers:</text:span></text:p>
      <text:p text:style-name="Preformatted_20_Text"><text:span text:style-name="Source_20_Text"><text:s text:c="2"/>app</text:span><text:span text:style-name="Source_20_Text"><text:span text:style-name="T6">:</text:span></text:span></text:p>
      <text:p text:style-name="Preformatted_20_Text"><text:span text:style-name="Source_20_Text"><text:span text:style-name="T6"><text:s text:c="4"/>State: <text:s text:c="9"/>Terminated</text:span></text:span></text:p>
      <text:p text:style-name="Preformatted_20_Text"><text:span text:style-name="Source_20_Text"><text:span text:style-name="T6"><text:s text:c="6"/>Reason: <text:s text:c="6"/>OOMKilled</text:span></text:span></text:p>
      <text:p text:style-name="Preformatted_20_Text"><text:span text:style-name="Source_20_Text"><text:s text:c="6"/>Exit Code: <text:s text:c="3"/>137</text:span></text:p>
      <text:p text:style-name="Preformatted_20_Text"><text:span text:style-name="Source_20_Text"><text:s text:c="6"/>Started: <text:s text:c="5"/>2025-01-25T10:05:00Z</text:span></text:p>
      <text:p text:style-name="Preformatted_20_Text"><text:span text:style-name="Source_20_Text"><text:s text:c="6"/>Finished: <text:s text:c="4"/>2025-01-25T10:06:00Z</text:span></text:p>
      <text:p text:style-name="Preformatted_20_Text"><text:span text:style-name="Source_20_Text"><text:s text:c="4"/>Limits:</text:span></text:p>
      <text:p text:style-name="Preformatted_20_Text"><text:span text:style-name="Source_20_Text"><text:s text:c="6"/>memory: <text:s text:c="6"/>64Mi</text:span></text:p>
      <text:p text:style-name="Preformatted_20_Text"><text:span text:style-name="Source_20_Text">Events:</text:span></text:p>
      <text:p text:style-name="Preformatted_20_Text"><text:span text:style-name="Source_20_Text"><text:s text:c="2"/>Type <text:s text:c="4"/>Reason <text:s text:c="2"/>Age <text:s text:c="2"/>From <text:s text:c="14"/>Message</text:span></text:p>
      <text:p text:style-name="Preformatted_20_Text"><text:span text:style-name="Source_20_Text"><text:s text:c="2"/>---- <text:s text:c="4"/>------ <text:s text:c="2"/>---- <text:s/>---- <text:s text:c="14"/>-------</text:span></text:p>
      <text:p text:style-name="P14"><text:span text:style-name="Source_20_Text"><text:s text:c="2"/>Normal <text:s text:c="2"/>Killing <text:s/>1m <text:s text:c="3"/>kubelet <text:s text:c="11"/>Container app was OOMKilled</text:span></text:p>
      <text:p text:style-name="Horizontal_20_Line"><text:soft-page-break/></text:p>
      <text:h text:style-name="Heading_20_3" text:outline-level="3"><text:span text:style-name="Strong_20_Emphasis">5. How to Fix OOMKilled</text:span></text:h>
      <text:h text:style-name="Heading_20_4" text:outline-level="4"><text:span text:style-name="Strong_20_Emphasis">Step 1: Increase Memory Limits</text:span></text:h>
      <text:p text:style-name="Text_20_body">Edit the Pod's memory limit to allocate more memory:</text:p>
      <text:p text:style-name="Preformatted_20_Text"><text:span text:style-name="Source_20_Text">r</text:span><text:span text:style-name="Source_20_Text"><text:span text:style-name="T7">esources:</text:span></text:span></text:p>
      <text:p text:style-name="Preformatted_20_Text"><text:span text:style-name="Source_20_Text"><text:span text:style-name="T7"><text:s text:c="2"/>limits:</text:span></text:span></text:p>
      <text:p text:style-name="Preformatted_20_Text"><text:span text:style-name="Source_20_Text"><text:span text:style-name="T7"><text:s text:c="4"/>memory: "128Mi"</text:span></text:span></text:p>
      <text:p text:style-name="Preformatted_20_Text"><text:span text:style-name="Source_20_Text"><text:span text:style-name="T7"><text:s text:c="2"/>requests:</text:span></text:span></text:p>
      <text:p text:style-name="P14"><text:span text:style-name="Source_20_Text"><text:span text:style-name="T7"><text:s text:c="4"/>memory: "64Mi"</text:span></text:span></text:p>
      <text:p text:style-name="Text_20_body">Apply the updated configuration:</text:p>
      <text:p text:style-name="P14"><text:span text:style-name="Source_20_Text">kubectl apply -f oom-example.yaml</text:span></text:p>
      <text:h text:style-name="Heading_20_4" text:outline-level="4"><text:span text:style-name="Strong_20_Emphasis">Step 2: Debug Application Memory Usage</text:span></text:h>
      <text:p text:style-name="Text_20_body">If the issue persists:</text:p>
      <text:list text:style-name="L12">
        <text:list-item>
          <text:p text:style-name="P52">Enable resource monitoring with <text:span text:style-name="Source_20_Text">kubectl top</text:span> or Prometheus/Grafana. </text:p>
        </text:list-item>
        <text:list-item>
          <text:p text:style-name="P53">Identify and fix memory leaks or optimize the application. </text:p>
        </text:list-item>
      </text:list>
      <text:h text:style-name="Heading_20_4" text:outline-level="4"><text:span text:style-name="Strong_20_Emphasis">Step 3: Node-Level Check</text:span></text:h>
      <text:p text:style-name="Text_20_body">Ensure the node has enough memory:</text:p>
      <text:p text:style-name="P14"><text:span text:style-name="Source_20_Text">kubectl top node</text:span></text:p>
      <text:h text:style-name="Heading_20_4" text:outline-level="4"><text:span text:style-name="Strong_20_Emphasis">Step 4: Use Vertical Pod Autoscaler (VPA)</text:span></text:h>
      <text:p text:style-name="Text_20_body">Configure VPA to adjust memory limits dynamically.</text:p>
      <text:p text:style-name="Horizontal_20_Line"/>
      <text:h text:style-name="Heading_20_3" text:outline-level="3"><text:span text:style-name="Strong_20_Emphasis">6. Preventive Measures</text:span></text:h>
      <text:list text:style-name="L13">
        <text:list-item>
          <text:p text:style-name="P54"><text:span text:style-name="Strong_20_Emphasis"><text:span text:style-name="T7">Set Resource Requests and Limits</text:span></text:span><text:span text:style-name="T7"> Always specify resource requests and limits for Pods:</text:span></text:p>
          <text:p text:style-name="P55"><text:span text:style-name="Source_20_Text">resources:</text:span></text:p>
          <text:p text:style-name="P55"><text:span text:style-name="Source_20_Text"><text:s text:c="2"/>requests:</text:span></text:p>
          <text:p text:style-name="P55"><text:span text:style-name="Source_20_Text"><text:s text:c="4"/>memory: "64Mi"</text:span></text:p>
          <text:p text:style-name="P55"><text:span text:style-name="Source_20_Text"><text:s text:c="2"/>limits:</text:span></text:p>
          <text:p text:style-name="P56"><text:span text:style-name="Source_20_Text"><text:s text:c="4"/>memory: "128Mi"</text:span></text:p>
        </text:list-item>
        <text:list-item>
          <text:p text:style-name="P54"><text:span text:style-name="Strong_20_Emphasis">Monitor Resource Usage</text:span> Use tools like Prometheus, Grafana, or Kubernetes Dashboard to track memory usage.</text:p>
        </text:list-item>
        <text:list-item>
          <text:p text:style-name="P54"><text:span text:style-name="Strong_20_Emphasis">Optimize Applications</text:span> Ensure applications are efficient in memory usage and free up unused resources.</text:p>
        </text:list-item>
      </text:list>
      <text:p text:style-name="Horizontal_20_Line"/>
      <text:p text:style-name="Text_20_body"><text:span text:style-name="Strong_20_Emphasis">Here are Kubernetes pod-related scenario-based questions and troubleshooting approaches. Each scenario includes steps to debug and resolve the issue.</text:span></text:p>
      <text:p text:style-name="Horizontal_20_Line"/>
      <text:h text:style-name="Heading_20_3" text:outline-level="3"><text:soft-page-break/><text:span text:style-name="Strong_20_Emphasis">Scenario 1: Pod Stuck in Pending State</text:span></text:h>
      <text:h text:style-name="Heading_20_4" text:outline-level="4"><text:span text:style-name="Strong_20_Emphasis">Problem:</text:span></text:h>
      <text:p text:style-name="Text_20_body">You deployed a pod, but it remains in the <text:span text:style-name="Source_20_Text">Pending</text:span> state for a long time.</text:p>
      <text:h text:style-name="Heading_20_4" text:outline-level="4"><text:span text:style-name="Strong_20_Emphasis">Troubleshooting Steps:</text:span></text:h>
      <text:list text:style-name="L14">
        <text:list-item>
          <text:p text:style-name="P57"><text:span text:style-name="Strong_20_Emphasis">Check Pod Status:</text:span></text:p>
          <text:p text:style-name="P58">bash</text:p>
          <text:p text:style-name="P58">CopyEdit</text:p>
          <text:p text:style-name="P59"><text:span text:style-name="Source_20_Text">kubectl get pod &lt;pod-name&gt; -o wide</text:span></text:p>
        </text:list-item>
        <text:list-item>
          <text:p text:style-name="P57"><text:span text:style-name="Strong_20_Emphasis">Describe the Pod:</text:span></text:p>
          <text:p text:style-name="P58">bash</text:p>
          <text:p text:style-name="P58">CopyEdit</text:p>
          <text:p text:style-name="P59"><text:span text:style-name="Source_20_Text">kubectl describe pod &lt;pod-name&gt;</text:span></text:p>
          <text:p text:style-name="P57">Look for events indicating issues like insufficient resources or missing node selectors.</text:p>
        </text:list-item>
        <text:list-item>
          <text:p text:style-name="P57"><text:span text:style-name="Strong_20_Emphasis">Check Cluster Node Capacity:</text:span></text:p>
          <text:p text:style-name="P58">bash</text:p>
          <text:p text:style-name="P58">CopyEdit</text:p>
          <text:p text:style-name="P60"><text:span text:style-name="Source_20_Text">kubectl get nodes -o wide</text:span></text:p>
          <text:p text:style-name="P61"><text:span text:style-name="Source_20_Text">kubectl describe nodes</text:span></text:p>
          <text:p text:style-name="P57">Verify if nodes have enough CPU, memory, or disk space for the pod.</text:p>
        </text:list-item>
        <text:list-item>
          <text:p text:style-name="P57"><text:span text:style-name="Strong_20_Emphasis">Check for Taints and Node Selectors:</text:span></text:p>
          <text:list>
            <text:list-item>
              <text:p text:style-name="P57">Nodes with taints might block pods from scheduling:</text:p>
              <text:p text:style-name="P58">bash</text:p>
              <text:p text:style-name="P58">CopyEdit</text:p>
              <text:p text:style-name="P59"><text:span text:style-name="Source_20_Text">kubectl describe node &lt;node-name&gt;</text:span></text:p>
            </text:list-item>
            <text:list-item>
              <text:p text:style-name="P62">Verify if your pod has a <text:span text:style-name="Source_20_Text">nodeSelector</text:span> or <text:span text:style-name="Source_20_Text">tolerations</text:span> that might limit scheduling.</text:p>
            </text:list-item>
          </text:list>
        </text:list-item>
        <text:list-item>
          <text:p text:style-name="P57"><text:span text:style-name="Strong_20_Emphasis">Resolution:</text:span></text:p>
          <text:list>
            <text:list-item>
              <text:p text:style-name="P62">If insufficient resources:</text:p>
              <text:list>
                <text:list-item>
                  <text:p text:style-name="P62">Scale up the cluster or free up node resources.</text:p>
                </text:list-item>
                <text:list-item>
                  <text:p text:style-name="P62">Adjust pod resource requests and limits in the manifest.</text:p>
                </text:list-item>
              </text:list>
            </text:list-item>
            <text:list-item>
              <text:p text:style-name="P62">If taints are causing the issue:</text:p>
              <text:list>
                <text:list-item>
                  <text:p text:style-name="P57">Add tolerations to your pod manifest:</text:p>
                  <text:p text:style-name="P58">yaml</text:p>
                  <text:p text:style-name="P58">CopyEdit</text:p>
                  <text:p text:style-name="P60"><text:span text:style-name="Source_20_Text">tolerations:</text:span></text:p>
                  <text:p text:style-name="P63"><text:span text:style-name="Source_20_Text"><text:s text:c="2"/>- key: "example-taint-key"</text:span></text:p>
                  <text:p text:style-name="P63"><text:span text:style-name="Source_20_Text"><text:s text:c="4"/>operator: "Exists"</text:span></text:p>
                  <text:p text:style-name="P61"><text:span text:style-name="Source_20_Text"><text:s text:c="4"/>effect: "NoSchedule"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cenario 2: Pod CrashLoopBackOff</text:span></text:h>
      <text:h text:style-name="Heading_20_4" text:outline-level="4"><text:span text:style-name="Strong_20_Emphasis">Problem:</text:span></text:h>
      <text:p text:style-name="Text_20_body">A pod repeatedly crashes and enters the <text:span text:style-name="Source_20_Text">CrashLoopBackOff</text:span> state.</text:p>
      <text:h text:style-name="Heading_20_4" text:outline-level="4"><text:span text:style-name="Strong_20_Emphasis">Troubleshooting Steps:</text:span></text:h>
      <text:list text:style-name="L15">
        <text:list-item>
          <text:p text:style-name="P64"><text:span text:style-name="Strong_20_Emphasis">Check Pod Logs:</text:span></text:p>
          <text:p text:style-name="P65">bash</text:p>
          <text:p text:style-name="P65">CopyEdit</text:p>
          <text:p text:style-name="P66"><text:span text:style-name="Source_20_Text">kubectl logs &lt;pod-name&gt;</text:span></text:p>
          <text:p text:style-name="P64">If the pod has multiple containers:</text:p>
          <text:p text:style-name="P65">bash</text:p>
          <text:p text:style-name="P65">CopyEdit</text:p>
          <text:p text:style-name="P66"><text:span text:style-name="Source_20_Text">kubectl logs &lt;pod-name&gt; -c &lt;container-name&gt;</text:span></text:p>
        </text:list-item>
        <text:list-item>
          <text:p text:style-name="P64"><text:span text:style-name="Strong_20_Emphasis">Describe the Pod:</text:span></text:p>
          <text:p text:style-name="P65">bash</text:p>
          <text:p text:style-name="P65">CopyEdit</text:p>
          <text:p text:style-name="P66"><text:span text:style-name="Source_20_Text">kubectl describe pod &lt;pod-name&gt;</text:span></text:p>
          <text:p text:style-name="P64">Look for reasons like misconfiguration, image pull errors, or environment variable issues.</text:p>
        </text:list-item>
        <text:list-item>
          <text:p text:style-name="P64"><text:span text:style-name="Strong_20_Emphasis">Check the Liveness/Readiness Probes:</text:span> Misconfigured probes might restart containers prematurely.</text:p>
          <text:p text:style-name="P65">bash</text:p>
          <text:p text:style-name="P65">CopyEdit</text:p>
          <text:p text:style-name="P66"><text:span text:style-name="Source_20_Text">kubectl describe pod &lt;pod-name&gt;</text:span></text:p>
          <text:p text:style-name="P64">Verify the probes section in your pod manifest:</text:p>
          <text:p text:style-name="P65">yaml</text:p>
          <text:p text:style-name="P65">CopyEdit</text:p>
          <text:p text:style-name="P67"><text:span text:style-name="Source_20_Text">livenessProbe:</text:span></text:p>
          <text:p text:style-name="P68"><text:span text:style-name="Source_20_Text"><text:s text:c="2"/>httpGet:</text:span></text:p>
          <text:p text:style-name="P68"><text:span text:style-name="Source_20_Text"><text:s text:c="4"/>path: /healthz</text:span></text:p>
          <text:p text:style-name="P68"><text:span text:style-name="Source_20_Text"><text:s text:c="4"/>port: 8080</text:span></text:p>
          <text:p text:style-name="P68"><text:span text:style-name="Source_20_Text"><text:s text:c="2"/>initialDelaySeconds: 5</text:span></text:p>
          <text:p text:style-name="P69"><text:span text:style-name="Source_20_Text"><text:s text:c="2"/>periodSeconds: 10</text:span></text:p>
        </text:list-item>
        <text:list-item>
          <text:p text:style-name="P64"><text:span text:style-name="Strong_20_Emphasis">Resolution:</text:span></text:p>
          <text:list>
            <text:list-item>
              <text:p text:style-name="P70">Fix application issues based on logs.</text:p>
            </text:list-item>
            <text:list-item>
              <text:p text:style-name="P70">Update incorrect environment variables, secrets, or config maps.</text:p>
            </text:list-item>
            <text:list-item>
              <text:p text:style-name="P64">Adjust liveness/readiness probes or disable them temporarily to debug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3: Pod Stuck in Terminating State</text:span></text:h>
      <text:h text:style-name="Heading_20_4" text:outline-level="4"><text:span text:style-name="Strong_20_Emphasis">Problem:</text:span></text:h>
      <text:p text:style-name="Text_20_body">A pod remains in the <text:span text:style-name="Source_20_Text">Terminating</text:span> state even after being deleted.</text:p>
      <text:h text:style-name="Heading_20_4" text:outline-level="4"><text:soft-page-break/><text:span text:style-name="Strong_20_Emphasis">Troubleshooting Steps:</text:span></text:h>
      <text:list text:style-name="L16">
        <text:list-item>
          <text:p text:style-name="P71"><text:span text:style-name="Strong_20_Emphasis">Check Finalizers:</text:span> Pods with finalizers might prevent deletion.</text:p>
          <text:p text:style-name="P72">bash</text:p>
          <text:p text:style-name="P72">CopyEdit</text:p>
          <text:p text:style-name="P73"><text:span text:style-name="Source_20_Text">kubectl get pod &lt;pod-name&gt; -o json | jq '.metadata.finalizers'</text:span></text:p>
        </text:list-item>
        <text:list-item>
          <text:p text:style-name="P71"><text:span text:style-name="Strong_20_Emphasis">Force Delete the Pod:</text:span></text:p>
          <text:p text:style-name="P72">bash</text:p>
          <text:p text:style-name="P72">CopyEdit</text:p>
          <text:p text:style-name="P73"><text:span text:style-name="Source_20_Text">kubectl delete pod &lt;pod-name&gt; --grace-period=0 --force</text:span></text:p>
        </text:list-item>
        <text:list-item>
          <text:p text:style-name="P71"><text:span text:style-name="Strong_20_Emphasis">Check for Stuck Processes:</text:span> If the pod uses persistent storage, verify if the volume is detached:</text:p>
          <text:p text:style-name="P72">bash</text:p>
          <text:p text:style-name="P72">CopyEdit</text:p>
          <text:p text:style-name="P73"><text:span text:style-name="Source_20_Text">kubectl describe pv &lt;persistent-volume-name&gt;</text:span></text:p>
        </text:list-item>
        <text:list-item>
          <text:p text:style-name="P71"><text:span text:style-name="Strong_20_Emphasis">Resolution:</text:span></text:p>
          <text:list>
            <text:list-item>
              <text:p text:style-name="P71">Remove finalizers from the pod manifest:</text:p>
              <text:p text:style-name="P72">bash</text:p>
              <text:p text:style-name="P72">CopyEdit</text:p>
              <text:p text:style-name="P73"><text:span text:style-name="Source_20_Text">kubectl patch pod &lt;pod-name&gt; -p '{"metadata":{"finalizers":[]}}'</text:span></text:p>
            </text:list-item>
            <text:list-item>
              <text:p text:style-name="P71">Investigate and resolve any storage or network issu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4: Pod Unable to Pull Image</text:span></text:h>
      <text:h text:style-name="Heading_20_4" text:outline-level="4"><text:span text:style-name="Strong_20_Emphasis">Problem:</text:span></text:h>
      <text:p text:style-name="Text_20_body">A pod fails with <text:span text:style-name="Source_20_Text">ImagePullBackOff</text:span> or <text:span text:style-name="Source_20_Text">ErrImagePull</text:span>.</text:p>
      <text:h text:style-name="Heading_20_4" text:outline-level="4"><text:span text:style-name="Strong_20_Emphasis">Troubleshooting Steps:</text:span></text:h>
      <text:list text:style-name="L17">
        <text:list-item>
          <text:p text:style-name="P74"><text:span text:style-name="Strong_20_Emphasis">Describe the Pod:</text:span></text:p>
          <text:p text:style-name="P75">bash</text:p>
          <text:p text:style-name="P75">CopyEdit</text:p>
          <text:p text:style-name="P76"><text:span text:style-name="Source_20_Text">kubectl describe pod &lt;pod-name&gt;</text:span></text:p>
          <text:p text:style-name="P74">Look for errors like <text:span text:style-name="Source_20_Text">Image not found</text:span> or <text:span text:style-name="Source_20_Text">Authentication required</text:span>.</text:p>
        </text:list-item>
        <text:list-item>
          <text:p text:style-name="P74"><text:span text:style-name="Strong_20_Emphasis">Verify Image Availability:</text:span></text:p>
          <text:list>
            <text:list-item>
              <text:p text:style-name="P74">Check if the image exists in the registry:</text:p>
              <text:p text:style-name="P75">bash</text:p>
              <text:p text:style-name="P75">CopyEdit</text:p>
              <text:p text:style-name="P76"><text:span text:style-name="Source_20_Text">docker pull &lt;image&gt;</text:span></text:p>
            </text:list-item>
          </text:list>
        </text:list-item>
        <text:list-item>
          <text:p text:style-name="P74"><text:span text:style-name="Strong_20_Emphasis">Check ImagePullSecrets:</text:span> If the image is in a private registry, ensure a secret is configured:</text:p>
          <text:p text:style-name="P75">bash</text:p>
          <text:p text:style-name="P75">CopyEdit</text:p>
          <text:p text:style-name="P77"><text:soft-page-break/><text:span text:style-name="Source_20_Text">kubectl get secret</text:span></text:p>
          <text:p text:style-name="P78"><text:span text:style-name="Source_20_Text">kubectl describe secret &lt;secret-name&gt;</text:span></text:p>
        </text:list-item>
        <text:list-item>
          <text:p text:style-name="P74"><text:span text:style-name="Strong_20_Emphasis">Resolution:</text:span></text:p>
          <text:list>
            <text:list-item>
              <text:p text:style-name="P79">Correct the image name or tag in the pod manifest.</text:p>
            </text:list-item>
            <text:list-item>
              <text:p text:style-name="P74">Add a pull secret if needed:</text:p>
              <text:p text:style-name="P75">yaml</text:p>
              <text:p text:style-name="P75">CopyEdit</text:p>
              <text:p text:style-name="P77"><text:span text:style-name="Source_20_Text">imagePullSecrets:</text:span></text:p>
              <text:p text:style-name="P78"><text:span text:style-name="Source_20_Text"><text:s text:c="2"/>- name: &lt;secret-name&gt;</text:span></text:p>
            </text:list-item>
            <text:list-item>
              <text:p text:style-name="P74">Use a public registry or ensure credentials are cor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5: Pod Networking Issues</text:span></text:h>
      <text:h text:style-name="Heading_20_4" text:outline-level="4"><text:span text:style-name="Strong_20_Emphasis">Problem:</text:span></text:h>
      <text:p text:style-name="Text_20_body">A pod cannot communicate with other pods, services, or external endpoints.</text:p>
      <text:h text:style-name="Heading_20_4" text:outline-level="4"><text:span text:style-name="Strong_20_Emphasis">Troubleshooting Steps:</text:span></text:h>
      <text:list text:style-name="L18">
        <text:list-item>
          <text:p text:style-name="P80"><text:span text:style-name="Strong_20_Emphasis">Check Pod Networking:</text:span></text:p>
          <text:list>
            <text:list-item>
              <text:p text:style-name="P80">Verify the pod's IP:</text:p>
              <text:p text:style-name="P81">bash</text:p>
              <text:p text:style-name="P81">CopyEdit</text:p>
              <text:p text:style-name="P82"><text:span text:style-name="Source_20_Text">kubectl get pod &lt;pod-name&gt; -o wide</text:span></text:p>
            </text:list-item>
            <text:list-item>
              <text:p text:style-name="P80">Test connectivity using <text:span text:style-name="Source_20_Text">kubectl exec</text:span>:</text:p>
              <text:p text:style-name="P81">bash</text:p>
              <text:p text:style-name="P81">CopyEdit</text:p>
              <text:p text:style-name="P82"><text:span text:style-name="Source_20_Text">kubectl exec -it &lt;pod-name&gt; -- ping &lt;target-ip&gt;</text:span></text:p>
            </text:list-item>
          </text:list>
        </text:list-item>
        <text:list-item>
          <text:p text:style-name="P80"><text:span text:style-name="Strong_20_Emphasis">Check Network Policies:</text:span> Network policies might restrict traffic:</text:p>
          <text:p text:style-name="P81">bash</text:p>
          <text:p text:style-name="P81">CopyEdit</text:p>
          <text:p text:style-name="P82"><text:span text:style-name="Source_20_Text">kubectl get networkpolicy</text:span></text:p>
          <text:p text:style-name="P80">Update or create appropriate policies:</text:p>
          <text:p text:style-name="P81">yaml</text:p>
          <text:p text:style-name="P81">CopyEdit</text:p>
          <text:p text:style-name="P83"><text:span text:style-name="Source_20_Text">apiVersion: networking.k8s.io/v1</text:span></text:p>
          <text:p text:style-name="P84"><text:span text:style-name="Source_20_Text">kind: NetworkPolicy</text:span></text:p>
          <text:p text:style-name="P84"><text:span text:style-name="Source_20_Text">metadata:</text:span></text:p>
          <text:p text:style-name="P84"><text:span text:style-name="Source_20_Text"><text:s text:c="2"/>name: allow-all</text:span></text:p>
          <text:p text:style-name="P84"><text:span text:style-name="Source_20_Text">spec:</text:span></text:p>
          <text:p text:style-name="P84"><text:span text:style-name="Source_20_Text"><text:s text:c="2"/>podSelector: {}</text:span></text:p>
          <text:p text:style-name="P84"><text:span text:style-name="Source_20_Text"><text:s text:c="2"/>ingress:</text:span></text:p>
          <text:p text:style-name="P84"><text:span text:style-name="Source_20_Text"><text:s text:c="4"/>- {}</text:span></text:p>
          <text:p text:style-name="P84"><text:span text:style-name="Source_20_Text"><text:s text:c="2"/>egress:</text:span></text:p>
          <text:p text:style-name="P85"><text:span text:style-name="Source_20_Text"><text:s text:c="4"/>- {}</text:span></text:p>
        </text:list-item>
        <text:list-item>
          <text:p text:style-name="P80"><text:soft-page-break/><text:span text:style-name="Strong_20_Emphasis">Verify DNS Resolution:</text:span> Test DNS from within the pod:</text:p>
          <text:p text:style-name="P81">bash</text:p>
          <text:p text:style-name="P81">CopyEdit</text:p>
          <text:p text:style-name="P82"><text:span text:style-name="Source_20_Text">kubectl exec -it &lt;pod-name&gt; -- nslookup &lt;service-name&gt;</text:span></text:p>
        </text:list-item>
        <text:list-item>
          <text:p text:style-name="P80"><text:span text:style-name="Strong_20_Emphasis">Resolution:</text:span></text:p>
          <text:list>
            <text:list-item>
              <text:p text:style-name="P86">Fix network policies or DNS configurations.</text:p>
            </text:list-item>
            <text:list-item>
              <text:p text:style-name="P80">Restart networking plugins like <text:span text:style-name="Source_20_Text">kube-proxy</text:span> or CNI (e.g., Calico, Weave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6: Pods Fail with OutOfMemory (OOMKilled)</text:span></text:h>
      <text:h text:style-name="Heading_20_4" text:outline-level="4"><text:span text:style-name="Strong_20_Emphasis">Problem:</text:span></text:h>
      <text:p text:style-name="Text_20_body">Pods are terminated due to memory exhaustion.</text:p>
      <text:h text:style-name="Heading_20_4" text:outline-level="4"><text:span text:style-name="Strong_20_Emphasis">Troubleshooting Steps:</text:span></text:h>
      <text:list text:style-name="L19">
        <text:list-item>
          <text:p text:style-name="P87"><text:span text:style-name="Strong_20_Emphasis">Check Pod Events:</text:span></text:p>
          <text:p text:style-name="P88">bash</text:p>
          <text:p text:style-name="P88">CopyEdit</text:p>
          <text:p text:style-name="P89"><text:span text:style-name="Source_20_Text">kubectl describe pod &lt;pod-name&gt;</text:span></text:p>
          <text:p text:style-name="P87">Look for <text:span text:style-name="Source_20_Text">OOMKilled</text:span> events.</text:p>
        </text:list-item>
        <text:list-item>
          <text:p text:style-name="P87"><text:span text:style-name="Strong_20_Emphasis">Inspect Resource Requests and Limits:</text:span></text:p>
          <text:p text:style-name="P88">bash</text:p>
          <text:p text:style-name="P88">CopyEdit</text:p>
          <text:p text:style-name="P89"><text:span text:style-name="Source_20_Text">kubectl describe pod &lt;pod-name&gt;</text:span></text:p>
          <text:p text:style-name="P87">Check the resource configuration in the manifest:</text:p>
          <text:p text:style-name="P88">yaml</text:p>
          <text:p text:style-name="P88">CopyEdit</text:p>
          <text:p text:style-name="P90"><text:span text:style-name="Source_20_Text">resources:</text:span></text:p>
          <text:p text:style-name="P91"><text:span text:style-name="Source_20_Text"><text:s text:c="2"/>requests:</text:span></text:p>
          <text:p text:style-name="P91"><text:span text:style-name="Source_20_Text"><text:s text:c="4"/>memory: "256Mi"</text:span></text:p>
          <text:p text:style-name="P91"><text:span text:style-name="Source_20_Text"><text:s text:c="2"/>limits:</text:span></text:p>
          <text:p text:style-name="P92"><text:span text:style-name="Source_20_Text"><text:s text:c="4"/>memory: "512Mi"</text:span></text:p>
        </text:list-item>
        <text:list-item>
          <text:p text:style-name="P87"><text:span text:style-name="Strong_20_Emphasis">Monitor Node Resources:</text:span> Verify if the node has sufficient memory:</text:p>
          <text:p text:style-name="P88">bash</text:p>
          <text:p text:style-name="P88">CopyEdit</text:p>
          <text:p text:style-name="P90"><text:span text:style-name="Source_20_Text">kubectl top nodes</text:span></text:p>
          <text:p text:style-name="P92"><text:span text:style-name="Source_20_Text">kubectl top pods</text:span></text:p>
        </text:list-item>
        <text:list-item>
          <text:p text:style-name="P87"><text:span text:style-name="Strong_20_Emphasis">Resolution:</text:span></text:p>
          <text:list>
            <text:list-item>
              <text:p text:style-name="P93">Adjust resource limits to match application needs.</text:p>
            </text:list-item>
            <text:list-item>
              <text:p text:style-name="P93">Optimize the application to use less memory.</text:p>
            </text:list-item>
            <text:list-item>
              <text:p text:style-name="P87">Scale the cluster or add more nodes if needed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<text:span text:style-name="T1"/></text:span></text:h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0:42:34.670000000</meta:creation-date>
    <dc:date>2025-01-25T18:23:11.922000000</dc:date>
    <meta:editing-duration>PT7H10M47S</meta:editing-duration>
    <meta:editing-cycles>15</meta:editing-cycles>
    <meta:generator>LibreOffice/24.8.4.2$Windows_X86_64 LibreOffice_project/bb3cfa12c7b1bf994ecc5649a80400d06cd71002</meta:generator>
    <meta:document-statistic meta:table-count="4" meta:image-count="0" meta:object-count="0" meta:page-count="17" meta:paragraph-count="527" meta:word-count="2668" meta:character-count="18325" meta:non-whitespace-character-count="15673"/>
  </office:meta>
</office:document-meta>
</file>